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  <style:text-properties fo:font-size="40pt" fo:language="en" fo:country="US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30 Entidade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Los caracteres reservados en HTML deben reemplazarse con entidades de caracteres.</text:p>
              </text:list-item>
              <text:list-item>
                <text:p>Entidades HTML</text:p>
              </text:list-item>
              <text:list-item>
                <text:p>Algunos caracteres están reservados en HTML.</text:p>
              </text:list-item>
              <text:list-item>
                <text:p>Si usa los signos menor que (&gt;) o mayor que (&lt;) en su texto, el navegador puede mezclarlos con etiquetas.</text:p>
              </text:list-item>
              <text:list-item>
                <text:p>Las entidades de caracteres se utilizan para mostrar caracteres reservados en HTML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 text:style-name="P2"><text:span text:style-name="T1">Carlos Alemán </text:span><text:span text:style-name="T1"><text:line-break/></text:span><text:span text:style-name="T1">#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39:49.017564099</meta:creation-date>
    <meta:editing-duration>PT7M29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9-05T04:47:52.080599438</dc:date>
    <dc:creator>codefuncode </dc:creator>
    <meta:document-statistic meta:object-count="69"/>
  </office:meta>
</office:document-meta>
</file>